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Text">
      <style:graphic-properties fo:min-height="10.545cm"/>
      <style:paragraph-properties style:writing-mode="lr-tb"/>
    </style:style>
    <style:style style:name="gr2" style:family="graphic">
      <style:graphic-properties style:protect="size"/>
    </style:style>
    <style:style style:name="gr3" style:family="graphic" style:parent-style-name="standard">
      <style:graphic-properties draw:stroke="none" draw:fill="none" fo:min-height="11.18cm"/>
      <style:paragraph-properties style:writing-mode="lr-tb"/>
    </style:style>
    <style:style style:name="gr4" style:family="graphic" style:parent-style-name="standard">
      <style:graphic-properties draw:stroke="none" draw:fill="none" fo:min-height="10.641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style:paragraph-properties style:writing-mode="lr-tb"/>
    </style:style>
    <style:style style:name="P2" style:family="paragraph">
      <style:paragraph-properties fo:margin-top="0.42cm" fo:margin-bottom="0.35cm" fo:text-align="center"/>
    </style:style>
    <style:style style:name="P3" style:family="paragraph">
      <style:paragraph-properties fo:margin-top="0.42cm" fo:margin-bottom="0.35cm" fo:text-align="center" style:writing-mode="lr-tb"/>
      <style:text-properties fo:font-size="10pt" style:font-size-asian="10pt" style:font-size-complex="10pt"/>
    </style:style>
    <style:style style:name="P4" style:family="paragraph">
      <loext:graphic-properties draw:fill-color="#ffffff"/>
      <style:paragraph-properties style:writing-mode="lr-tb"/>
    </style:style>
    <style:style style:name="P5" style:family="paragraph">
      <style:paragraph-properties fo:margin-top="0.42cm" fo:margin-bottom="0.35cm" fo:text-align="start"/>
    </style:style>
    <style:style style:name="P6" style:family="paragraph">
      <loext:graphic-properties draw:fill="none"/>
      <style:paragraph-properties fo:margin-top="0.42cm" fo:margin-bottom="0.35cm" fo:text-align="start" style:writing-mode="lr-tb"/>
      <style:text-properties fo:font-size="18pt" style:font-size-asian="10pt" style:font-size-complex="10pt"/>
    </style:style>
    <style:style style:name="P7" style:family="paragraph">
      <style:paragraph-properties fo:margin-top="0.42cm" fo:margin-bottom="0.35cm"/>
    </style:style>
    <style:style style:name="P8" style:family="paragraph">
      <loext:graphic-properties draw:fill="none"/>
      <style:paragraph-properties fo:margin-top="0.42cm" fo:margin-bottom="0.35cm" style:writing-mode="lr-tb"/>
      <style:text-properties fo:font-size="21pt" style:font-size-asian="10pt" style:font-size-complex="10pt"/>
    </style:style>
    <style:style style:name="T1" style:family="text">
      <style:text-properties fo:font-size="22pt" style:font-size-asian="22pt" style:font-size-complex="22pt"/>
    </style:style>
    <style:style style:name="T2" style:family="text">
      <style:text-properties fo:font-size="10pt" style:font-size-asian="10pt" style:font-size-complex="10pt"/>
    </style:style>
    <style:style style:name="T3" style:family="text">
      <style:text-properties fo:font-size="18pt" fo:font-weight="bold" style:font-size-asian="10pt" style:font-weight-asian="bold" style:font-size-complex="10pt" style:font-weight-complex="bold"/>
    </style:style>
    <style:style style:name="T4" style:family="text">
      <style:text-properties fo:font-size="18pt" style:font-size-asian="10pt" style:font-size-complex="10pt"/>
    </style:style>
    <style:style style:name="T5" style:family="text">
      <style:text-properties fo:font-size="21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rkhunter</text:p>
          </draw:text-box>
        </draw:frame>
        <draw:frame draw:style-name="gr1" draw:text-style-name="P3" draw:layer="layout" svg:width="27.94cm" svg:height="10.545cm" svg:x="0cm" svg:y="3.81cm">
          <draw:text-box>
            <text:p text:style-name="P2"><text:span text:style-name="T1">Rkhunter, or Rootkit Hunter, is a security tool primarily designed to detect rootkits and backdoors on a Linux system. When run, Rkhunter scans the system's file system and compares the results to a database of known rootkit signatures, looking for any discrepancies or suspicious files. It also checks for common security vulnerabilities and configuration errors that could leave the system open to attack. Rkhunter can be used as part of a regular system maintenance routine to help identify and mitigate potential security threats before they can cause harm.</text:span></text:p>
            <text:p text:style-name="P2"><text:span text:style-name="T2"/></text:p>
          </draw:text-box>
        </draw:frame>
        <presentation:notes draw:style-name="dp2">
          <draw:page-thumbnail draw:style-name="gr2"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Most common commands</text:p>
          </draw:text-box>
        </draw:frame>
        <draw:frame draw:style-name="gr3" draw:text-style-name="P6" draw:layer="layout" svg:width="26.67cm" svg:height="11.43cm" svg:x="0.635cm" svg:y="3.81cm">
          <draw:text-box>
            <text:p text:style-name="P5"><text:span text:style-name="T3">rkhunter -c</text:span><text:span text:style-name="T4"> : initiates a scan of the system to check for rootkits and other malicious software.</text:span></text:p>
            <text:p text:style-name="P5"><text:span text:style-name="T3">rkhunter --update</text:span><text:span text:style-name="T4"> : updates the Rkhunter database with the latest signatures of known malware.</text:span></text:p>
            <text:p text:style-name="P5"><text:span text:style-name="T3">rkhunter --propupd</text:span><text:span text:style-name="T4"> : updates the system's file properties database to reflect changes made by system administrators.</text:span></text:p>
            <text:p text:style-name="P5"><text:span text:style-name="T3">rkhunter --versioncheck</text:span><text:span text:style-name="T4"> : checks if the installed version of Rkhunter is up-to-date.</text:span></text:p>
            <text:p text:style-name="P5"><text:span text:style-name="T3">rkhunter --list</text:span><text:span text:style-name="T4"> : lists all the tests that Rkhunter can perform on a system.</text:span></text:p>
            <text:p text:style-name="P5"><text:span text:style-name="T3">rkhunter --config-check</text:span><text:span text:style-name="T4"> : checks if the Rkhunter configuration file is correctly configured.</text:span></text:p>
            <text:p text:style-name="P5"><text:span text:style-name="T3">rkhunter --check</text:span><text:span text:style-name="T4"> : performs all available tests on the system to identify any security threats.</text:span></text:p>
            <text:p text:style-name="P5"><text:span text:style-name="T4"/></text:p>
          </draw:text-box>
        </draw:frame>
        <presentation:notes draw:style-name="dp2">
          <draw:page-thumbnail draw:style-name="gr2"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Why and when to use rkhunter</text:p>
          </draw:text-box>
        </draw:frame>
        <draw:frame draw:style-name="gr4" draw:text-style-name="P8" draw:layer="layout" svg:width="26.67cm" svg:height="10.891cm" svg:x="0.635cm" svg:y="4.445cm">
          <draw:text-box>
            <text:p text:style-name="P7"><text:span text:style-name="T5">Rkhunter is a useful tool for system administrators and security professionals who want to proactively monitor the security of a Linux system. It is especially useful for detecting rootkits, which can be difficult to detect using traditional antivirus software. Rkhunter can be used on a regular basis as part of routine system maintenance to identify and mitigate potential security threats before they can cause harm. It is also a good idea to run Rkhunter after installing new software or making significant changes to the system's configuration. Additionally, Rkhunter can be used in response to a suspected security breach or if there is reason to believe that the system may have been compromised.</text:span></text:p>
          </draw:text-box>
        </draw:frame>
        <presentation:notes draw:style-name="dp2">
          <draw:page-thumbnail draw:style-name="gr2" draw:layer="layout" svg:width="18.624cm" svg:height="10.476cm" svg:x="1.482cm" svg:y="2.123cm" draw:page-number="3"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10:44:38.820884287</meta:creation-date>
    <dc:date>2023-03-15T13:11:04.503647454</dc:date>
    <meta:editing-duration>PT36M19S</meta:editing-duration>
    <meta:editing-cycles>3</meta:editing-cycles>
    <meta:generator>LibreOffice/7.4.5.1$Linux_X86_64 LibreOffice_project/40$Build-1</meta:generator>
    <meta:document-statistic meta:object-count="33"/>
  </office:meta>
</office:document-meta>
</file>